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none" fo:border-top="none" fo:border-bottom="none"/>
    </style:style>
    <style:style style:name="Tabla2.B2" style:family="table-cell">
      <style:table-cell-properties fo:padding="0.097cm" fo:border-left="0.05pt solid #000000" fo:border-right="0.05pt solid #000000" fo:border-top="none" fo:border-bottom="none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e5cc1" officeooo:paragraph-rsid="001e5cc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1e5cc1" officeooo:paragraph-rsid="001e5cc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1f3f13" officeooo:paragraph-rsid="001f3f1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e5cc1" officeooo:paragraph-rsid="001e5cc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f3f13" officeooo:paragraph-rsid="001f3f13" style:font-size-asian="10.5pt" style:font-weight-asian="normal" style:font-size-complex="12pt" style:font-weight-complex="normal"/>
    </style:style>
    <style:style style:name="P6" style:family="paragraph" style:parent-style-name="Table_20_Contents">
      <style:paragraph-properties fo:text-align="justify" style:justify-single-word="false"/>
      <style:text-properties fo:font-size="12pt" officeooo:rsid="001e5cc1" officeooo:paragraph-rsid="001e5cc1" style:font-size-asian="10.5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fo:font-size="12pt" officeooo:rsid="001f3f13" officeooo:paragraph-rsid="001f3f13" style:font-size-asian="10.5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fo:font-size="12pt" officeooo:rsid="001fa852" officeooo:paragraph-rsid="001fa852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officeooo:rsid="001e5cc1" officeooo:paragraph-rsid="001e5cc1" style:font-size-asian="10.5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officeooo:rsid="001f3f13" officeooo:paragraph-rsid="001f3f13" style:font-size-asian="10.5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fo:font-style="normal" fo:font-weight="bold" officeooo:rsid="001f3f13" officeooo:paragraph-rsid="001f3f13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f3f13"/>
    </style:style>
    <style:style style:name="T2" style:family="text">
      <style:text-properties officeooo:rsid="001fa852"/>
    </style:style>
    <style:style style:name="T3" style:family="text">
      <style:text-properties officeooo:rsid="0020d3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area 3 Explorar necesidades del Usuario</text:p>
      <text:p text:style-name="P1"/>
      <text:p text:style-name="P1"/>
      <text:p text:style-name="P4">Este documento detalla tanto las necesidades del los usuarios como la funcionalidad de la app pensada para satisfacerla.</text:p>
      <text:p text:style-name="P4"/>
      <text:p text:style-name="P4"/>
      <text:p text:style-name="P4"/>
      <text:p text:style-name="P2">Protectoras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>Necesidad</text:p>
          </table:table-cell>
          <table:table-cell table:style-name="Tabla1.B1" office:value-type="string">
            <text:p text:style-name="P9">Funcionalidad</text:p>
          </table:table-cell>
        </table:table-row>
        <table:table-row>
          <table:table-cell table:style-name="Tabla1.A2" office:value-type="string">
            <text:p text:style-name="P6">Mostrar a las personas los animales que poseen para adoptar.</text:p>
          </table:table-cell>
          <table:table-cell table:style-name="Tabla1.B2" office:value-type="string">
            <text:p text:style-name="P6">Espacio en la base de datos para almacenar la información y una sección gráfica para mostrarlos.</text:p>
          </table:table-cell>
        </table:table-row>
        <table:table-row>
          <table:table-cell table:style-name="Tabla1.A2" office:value-type="string">
            <text:p text:style-name="P6">Lanzar una llamada de auxilio en caso de verse obligada a sacrificar animales <text:span text:style-name="T1">o cualquier otra necesidad importante.</text:span></text:p>
          </table:table-cell>
          <table:table-cell table:style-name="Tabla1.B2" office:value-type="string">
            <text:p text:style-name="P6">Podrán alertas que que llegaran a todas las entidades de la app en un radio de distancia determinado.</text:p>
          </table:table-cell>
        </table:table-row>
        <table:table-row>
          <table:table-cell table:style-name="Tabla1.A2" office:value-type="string">
            <text:p text:style-name="P6">Mostrar la ubicación de sus instalaciones</text:p>
          </table:table-cell>
          <table:table-cell table:style-name="Tabla1.B2" office:value-type="string">
            <text:p text:style-name="P6">Sistema de geolocalización que muestra a los usuarios la ubicación.</text:p>
          </table:table-cell>
        </table:table-row>
        <table:table-row>
          <table:table-cell table:style-name="Tabla1.A2" office:value-type="string">
            <text:p text:style-name="P7">Dar difusión a los eventos para recaudar fondos</text:p>
          </table:table-cell>
          <table:table-cell table:style-name="Tabla1.B2" office:value-type="string">
            <text:p text:style-name="P7">Sistema de creación y difusión de eventos.</text:p>
          </table:table-cell>
        </table:table-row>
      </table:table>
      <text:p text:style-name="P4"/>
      <text:p text:style-name="P4"/>
      <text:p text:style-name="P3">Negocios</text:p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Necesidad</text:p>
          </table:table-cell>
          <table:table-cell table:style-name="Tabla2.B1" office:value-type="string">
            <text:p text:style-name="P10">Funcionalidad</text:p>
          </table:table-cell>
        </table:table-row>
        <table:table-row>
          <table:table-cell table:style-name="Tabla2.A2" office:value-type="string">
            <text:p text:style-name="P7">Dar difusión a las novedades de sus nuevos productos en venta.</text:p>
          </table:table-cell>
          <table:table-cell table:style-name="Tabla2.B2" office:value-type="string">
            <text:p text:style-name="P7">Muro en el que pueden ir mostrando dicha información (gratis)</text:p>
          </table:table-cell>
        </table:table-row>
        <table:table-row>
          <table:table-cell table:style-name="Tabla2.A2" office:value-type="string">
            <text:p text:style-name="P7">Dar difusión a una oferta de productos pero asegurándose de que en este caso no sea el usuario quien tenga que ir al muro, si no que les llegue a sus secciones de ofertas.</text:p>
          </table:table-cell>
          <table:table-cell table:style-name="Tabla2.B2" office:value-type="string">
            <text:p text:style-name="P7">Sistema para lanzar esta información y el usuario sea notificado. (Pago)</text:p>
          </table:table-cell>
        </table:table-row>
        <table:table-row>
          <table:table-cell table:style-name="Tabla2.A4" office:value-type="string">
            <text:p text:style-name="P8">Mostrar su ubicación a los clientes</text:p>
          </table:table-cell>
          <table:table-cell table:style-name="Tabla2.B4" office:value-type="string">
            <text:p text:style-name="P8">Sistema de geolocalización que le permite aparecer en el mapa y avisar a los usuarios que se encuentren en un radio determinado (pago)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3">Usuarios</text:p>
      <text:p text:style-name="P5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1">Necesidad</text:p>
          </table:table-cell>
          <table:table-cell table:style-name="Tabla3.B1" office:value-type="string">
            <text:p text:style-name="P11">Funcionalidad</text:p>
          </table:table-cell>
        </table:table-row>
        <table:table-row>
          <table:table-cell table:style-name="Tabla3.A2" office:value-type="string">
            <text:p text:style-name="P7">Esta interesado en adoptar.</text:p>
            <text:p text:style-name="P7"/>
          </table:table-cell>
          <table:table-cell table:style-name="Tabla3.B2" office:value-type="string">
            <text:p text:style-name="P7">Las protectoras disponen de un apartado en su muro donde los muestran y ademas el sistema de localización permite saber su ubicación.</text:p>
          </table:table-cell>
        </table:table-row>
        <table:table-row>
          <table:table-cell table:style-name="Tabla3.A2" office:value-type="string">
            <text:p text:style-name="P7">Esta interesado en colaborar</text:p>
          </table:table-cell>
          <table:table-cell table:style-name="Tabla3.B2" office:value-type="string">
            <text:p text:style-name="P7">Se puede apuntar a la recepción de información por parte de las protectoras cuando lanzan alertas pidiendo ayuda.</text:p>
          </table:table-cell>
        </table:table-row>
        <table:table-row>
          <table:table-cell table:style-name="Tabla3.A2" office:value-type="string">
            <text:p text:style-name="P8">Quiere organizar un evento</text:p>
          </table:table-cell>
          <table:table-cell table:style-name="Tabla3.B2" office:value-type="string">
            <text:p text:style-name="P8">Sistema de gestión, valoración, ubicación y dif<text:span text:style-name="T3">usión</text:span> para los eventos. <text:span text:style-name="T3">Las personas que sigan a este usuario serán informadas por medio de una notificación. Además, la ubicación de esta será mostrada en el mapa y cualquier usuario le siga o no, será informado al pasar por la zona. </text:span></text:p>
          </table:table-cell>
        </table:table-row>
        <table:table-row>
          <table:table-cell table:style-name="Tabla3.A2" office:value-type="string">
            <text:p text:style-name="P8">Quiere contar a sus amigos la experiencia diaria con su “mascota”</text:p>
          </table:table-cell>
          <table:table-cell table:style-name="Tabla3.B2" office:value-type="string">
            <text:p text:style-name="P8"><text:span text:style-name="T3">Biografía</text:span> para comentar y difundir información</text:p>
          </table:table-cell>
        </table:table-row>
        <table:table-row>
          <table:table-cell table:style-name="Tabla3.A2" office:value-type="string">
            <text:p text:style-name="P7">Ha perdido a su “mascota”</text:p>
          </table:table-cell>
          <table:table-cell table:style-name="Tabla3.B2" office:value-type="string">
            <text:p text:style-name="P7">Sistema de lanzamiento de alertas que marcara la zona donde desapareció en el mapa y además, las protectoras serán notificadas para que puedan comprobar <text:span text:style-name="T2">si esta se encuentra en sus instalaciones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3:37:53.989261741</meta:creation-date>
    <dc:date>2016-10-07T12:10:56.142202683</dc:date>
    <meta:editing-duration>PT11M2S</meta:editing-duration>
    <meta:editing-cycles>2</meta:editing-cycles>
    <meta:generator>LibreOffice/5.1.4.2$Linux_X86_64 LibreOffice_project/10m0$Build-2</meta:generator>
    <meta:document-statistic meta:table-count="3" meta:image-count="0" meta:object-count="0" meta:page-count="2" meta:paragraph-count="35" meta:word-count="374" meta:character-count="2297" meta:non-whitespace-character-count="1957"/>
  </office:meta>
</office:document-meta>
</file>